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13ce82" officeooo:paragraph-rsid="0013ce82"/>
    </style:style>
    <style:style style:name="P2" style:family="paragraph" style:parent-style-name="Text_20_body">
      <style:text-properties officeooo:paragraph-rsid="0013a830"/>
    </style:style>
    <style:style style:name="P3" style:family="paragraph" style:parent-style-name="Text_20_body">
      <style:text-properties officeooo:rsid="0013a830" officeooo:paragraph-rsid="0013a830"/>
    </style:style>
    <style:style style:name="P4" style:family="paragraph" style:parent-style-name="Text_20_body">
      <style:text-properties officeooo:rsid="0013ce82" officeooo:paragraph-rsid="0013ce82"/>
    </style:style>
    <style:style style:name="P5" style:family="paragraph" style:parent-style-name="Text_20_body">
      <style:text-properties officeooo:rsid="00144bf3" officeooo:paragraph-rsid="00144bf3"/>
    </style:style>
    <style:style style:name="P6" style:family="paragraph" style:parent-style-name="Title">
      <style:text-properties officeooo:paragraph-rsid="0013a830"/>
    </style:style>
    <style:style style:name="P7" style:family="paragraph" style:parent-style-name="Text_20_body" style:list-style-name="L1">
      <style:text-properties officeooo:rsid="0013a830" officeooo:paragraph-rsid="0013a830"/>
    </style:style>
    <style:style style:name="P8" style:family="paragraph" style:parent-style-name="Text_20_body" style:list-style-name="L2">
      <style:text-properties officeooo:rsid="0013a830" officeooo:paragraph-rsid="0018761a"/>
    </style:style>
    <style:style style:name="P9" style:family="paragraph" style:parent-style-name="Text_20_body" style:list-style-name="L3">
      <style:text-properties officeooo:rsid="0013a830" officeooo:paragraph-rsid="0013a830"/>
    </style:style>
    <style:style style:name="P10" style:family="paragraph" style:parent-style-name="Text_20_body" style:list-style-name="L3">
      <style:text-properties officeooo:rsid="0013a830" officeooo:paragraph-rsid="0013ce82"/>
    </style:style>
    <style:style style:name="P11" style:family="paragraph" style:parent-style-name="Text_20_body" style:list-style-name="L3">
      <style:text-properties officeooo:rsid="0013ce82" officeooo:paragraph-rsid="0013ce82"/>
    </style:style>
    <style:style style:name="P12" style:family="paragraph" style:parent-style-name="Text_20_body" style:list-style-name="L4">
      <style:text-properties officeooo:rsid="00144bf3" officeooo:paragraph-rsid="00144bf3"/>
    </style:style>
    <style:style style:name="P13" style:family="paragraph" style:parent-style-name="Text_20_body" style:list-style-name="L4">
      <style:text-properties officeooo:rsid="0014cdb6" officeooo:paragraph-rsid="0014cdb6"/>
    </style:style>
    <style:style style:name="P14" style:family="paragraph" style:parent-style-name="Heading_20_1">
      <style:text-properties officeooo:rsid="0013ce82" officeooo:paragraph-rsid="0013ce82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paragraph-properties fo:break-before="page"/>
      <style:text-properties officeooo:rsid="0013ce82" officeooo:paragraph-rsid="0013ce82"/>
    </style:style>
    <style:style style:name="P17" style:family="paragraph" style:parent-style-name="Heading_20_2">
      <style:text-properties officeooo:rsid="0013ce82" officeooo:paragraph-rsid="0013ce82"/>
    </style:style>
    <style:style style:name="T1" style:family="text">
      <style:text-properties officeooo:rsid="0013a830"/>
    </style:style>
    <style:style style:name="T2" style:family="text">
      <style:text-properties officeooo:rsid="00144bf3"/>
    </style:style>
    <style:style style:name="T3" style:family="text">
      <style:text-properties officeooo:rsid="0016be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ensajerO</text:p>
      <text:p text:style-name="Title"/>
      <text:p text:style-name="Title">Taller de Programación II</text:p>
      <text:p text:style-name="Title"/>
      <text:p text:style-name="P6">Grupo 7</text:p>
      <text:p text:style-name="P2"/>
      <text:h text:style-name="Heading_20_1" text:outline-level="1">Integrantes:</text:h>
      <text:list xml:id="list4131904584870483616" text:style-name="L1">
        <text:list-item>
          <text:p text:style-name="P7">Meller, Diego</text:p>
        </text:list-item>
        <text:list-item>
          <text:p text:style-name="P7">Franco, Tomas</text:p>
        </text:list-item>
        <text:list-item>
          <text:p text:style-name="P7">Leguizamon, Cesar</text:p>
        </text:list-item>
      </text:list>
      <text:p text:style-name="P3"/>
      <text:h text:style-name="Heading_20_1" text:outline-level="1">Ayudante:</text:h>
      <text:list xml:id="list5595788743771472977" text:style-name="L2">
        <text:list-item>
          <text:p text:style-name="P8">Fusca, Gabriel</text:p>
        </text:list-item>
      </text:list>
      <text:h text:style-name="Heading_20_1" text:outline-level="1">Repositorio:</text:h>
      <text:p text:style-name="P5">https://github.com/mellerster/7552Grupo7</text:p>
      <text:h text:style-name="P15" text:outline-level="1">Changelo<text:span text:style-name="T1">g</text:span></text:h>
      <text:list xml:id="list1474222838954096846" text:style-name="L3">
        <text:list-item>
          <text:p text:style-name="P9">Crear Aplicación Android</text:p>
        </text:list-item>
        <text:list-item>
          <text:p text:style-name="P9">Crear Pantalla Registración Cliente</text:p>
        </text:list-item>
        <text:list-item>
          <text:p text:style-name="P9">Crear Pantalla de Usuarios Logueados en Cliente</text:p>
        </text:list-item>
        <text:list-item>
          <text:p text:style-name="P9">Crear Pantalla de Configuración de Perfíl en Cliente</text:p>
        </text:list-item>
        <text:list-item>
          <text:p text:style-name="P9">Crear Pantalla de Visualización de Estado en Cliente</text:p>
        </text:list-item>
        <text:list-item>
          <text:p text:style-name="P9">Crear Pantalla de Login en Cliente</text:p>
        </text:list-item>
        <text:list-item>
          <text:p text:style-name="P11">Crear Pantalla de Mensajes de Usuario en Cliente</text:p>
        </text:list-item>
        <text:list-item>
          <text:p text:style-name="P11">Crear Pantalla con listado de conversaciones en Cliente</text:p>
        </text:list-item>
        <text:list-item>
          <text:p text:style-name="P11">Crear Pantalla de Envío de Conversaciones en Cliente</text:p>
        </text:list-item>
        <text:list-item>
          <text:p text:style-name="P11">Realizar conexión del Cliente con la RestApi del Servidor</text:p>
        </text:list-item>
        <text:list-item>
          <text:p text:style-name="P9">Crear Aplicación Servidor</text:p>
        </text:list-item>
        <text:list-item>
          <text:p text:style-name="P11">Generar Modelo de Base de Datos</text:p>
        </text:list-item>
        <text:list-item>
          <text:p text:style-name="P11">Crear un Manejador para la Base de Datos</text:p>
        </text:list-item>
        <text:list-item>
          <text:p text:style-name="P11">Agregar Tests para el manejador de base de datos</text:p>
        </text:list-item>
        <text:list-item>
          <text:p text:style-name="P11">Agregar <text:span text:style-name="T2">A</text:span>utentificación (Servidor)</text:p>
        </text:list-item>
        <text:list-item>
          <text:p text:style-name="P10">Setear Doxygen</text:p>
        </text:list-item>
        <text:list-item>
          <text:p text:style-name="P9">Crear el Procesador de Mensajes</text:p>
        </text:list-item>
        <text:list-item>
          <text:p text:style-name="P9">Agregar Tests para el Procesador de Mensajes</text:p>
        </text:list-item>
        <text:list-item>
          <text:p text:style-name="P10">Documentar el Diseño del Servidor</text:p>
        </text:list-item>
        <text:list-item>
          <text:p text:style-name="P9">Documentar la Instalación y Compilación</text:p>
          <text:p text:style-name="P11"/>
        </text:list-item>
      </text:list>
      <text:p text:style-name="P3"/>
      <text:h text:style-name="P16" text:outline-level="1">División de Tareas:</text:h>
      <text:h text:style-name="P17" text:outline-level="2">Servidor:</text:h>
      <text:p text:style-name="P4">Leguizamon, Cesar</text:p>
      <text:h text:style-name="P17" text:outline-level="2">Cliente:</text:h>
      <text:p text:style-name="P4">Meller, Diego (Registración de usuario, Ver estado de usuario, Configurar Perfíl, Listado de usuarios conectados)</text:p>
      <text:p text:style-name="P4">Franco, Tomás (Autentificación, Checkin, Envío de Conversaciones, Visualización de Conversaciones)</text:p>
      <text:p text:style-name="P4"/>
      <text:h text:style-name="P14" text:outline-level="1">Gestión de Tareas:</text:h>
      <text:p text:style-name="P4">Las tareas que entraron <text:span text:style-name="T2">son:</text:span></text:p>
      <text:list xml:id="list7106936757269208048" text:style-name="L4">
        <text:list-item>
          <text:p text:style-name="P12">Crear Aplicación Android (#1)</text:p>
        </text:list-item>
        <text:list-item>
          <text:p text:style-name="P12">Crear Pantalla de Registración en Cliente (#3)</text:p>
        </text:list-item>
        <text:list-item>
          <text:p text:style-name="P12">Crear Pantalla de Usuarios Logueados en Cliente (#4)</text:p>
        </text:list-item>
        <text:list-item>
          <text:p text:style-name="P12">Crear Pantalla de Configuración de <text:span text:style-name="T3">Perfil</text:span> en Cliente (#7)</text:p>
        </text:list-item>
        <text:list-item>
          <text:p text:style-name="P12">Crear Pantalla de Visualización de Estado de Usuario en Cliente (#9)</text:p>
        </text:list-item>
        <text:list-item>
          <text:p text:style-name="P12">Crear Aplicación del Servidor (#12)</text:p>
        </text:list-item>
        <text:list-item>
          <text:p text:style-name="P12">Crear el Procesador de Mensajes (#13)</text:p>
        </text:list-item>
        <text:list-item>
          <text:p text:style-name="P12">Agregar Tests para el procesador de Mensajes (#14)</text:p>
        </text:list-item>
        <text:list-item>
          <text:p text:style-name="P12">Documentar la Instalación y la Compilación (#18)</text:p>
        </text:list-item>
        <text:list-item>
          <text:p text:style-name="P12">Setear Doxygen (#19)</text:p>
        </text:list-item>
        <text:list-item>
          <text:p text:style-name="P12">Documentar el diseño del Servidor (#21)</text:p>
        </text:list-item>
        <text:list-item>
          <text:p text:style-name="P12">Crear Pantalla de Login en Cliente (#2)</text:p>
        </text:list-item>
        <text:list-item>
          <text:p text:style-name="P12">Crear Pantalla de Mensajes con Usuario en Cliente (#5)</text:p>
        </text:list-item>
        <text:list-item>
          <text:p text:style-name="P13">Crear Pantalla con Listado de Conversaciones en Cliente (#6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13ce82" officeooo:paragraph-rsid="0013ce8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MensajerO<text:tab/>Taller de Programación II – Grupo 7<text:tab/>Página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23:18:56.372399197</meta:creation-date>
    <dc:date>2015-04-30T10:56:49.400642009</dc:date>
    <meta:editing-duration>PT24M15S</meta:editing-duration>
    <meta:editing-cycles>6</meta:editing-cycles>
    <meta:generator>LibreOffice/4.2.7.2$Linux_x86 LibreOffice_project/420m0$Build-2</meta:generator>
    <meta:document-statistic meta:table-count="0" meta:image-count="0" meta:object-count="0" meta:page-count="3" meta:paragraph-count="56" meta:word-count="329" meta:character-count="2014" meta:non-whitespace-character-count="1778"/>
  </office:meta>
</office:document-meta>
</file>